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20000008A0000010807D1C89B.eps" manifest:media-type=""/>
  <manifest:file-entry manifest:full-path="Pictures/20000001000003DD000000FE577FBD34.svm" manifest:media-type=""/>
  <manifest:file-entry manifest:full-path="Pictures/2000000100000395000000FE570F4F4C.svm" manifest:media-type=""/>
  <manifest:file-entry manifest:full-path="Pictures/20000001000003F600000142F9872519.svm" manifest:media-type=""/>
  <manifest:file-entry manifest:full-path="Pictures/20000001000002040000012D28B92299.svm" manifest:media-type=""/>
  <manifest:file-entry manifest:full-path="Pictures/2000000100000500000000FA71312BE7.svm" manifest:media-type=""/>
  <manifest:file-entry manifest:full-path="Pictures/20000001000018CB00000B80AD969C83.svm" manifest:media-type=""/>
  <manifest:file-entry manifest:full-path="Pictures/20000001000001CD0000012DBE74C9DE.svm" manifest:media-type=""/>
  <manifest:file-entry manifest:full-path="Pictures/20000001000001C10000013114D08964.svm" manifest:media-type=""/>
  <manifest:file-entry manifest:full-path="Pictures/20000001000002690000013145689BC3.svm" manifest:media-type=""/>
  <manifest:file-entry manifest:full-path="Pictures/200000010000154000000D3B29EB24C4.svm" manifest:media-type=""/>
  <manifest:file-entry manifest:full-path="Pictures/2000000100000330000000FE0C932B6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8166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0.9898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5.6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SI{82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beta=99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8§latex§\begin{align*}&#10;V_{th}&amp;=I_B R_{th}+V_{BE}+\left(I_B+I_C \right)R_E\\&#10;&amp;=\frac{I_E}{\beta+1} R_{th}+V_{BE}+I_E R_E\\&#10;I_E&amp;=\frac{V_{th}-V_{BE}}{\frac{R_{th}}{\beta+1}+R_E}\\&#10;&amp;=\frac{0.9898-0.7}{\frac{8166}{99+1}+820}=\SI{0.3214}{\milli \ampere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8§latex§\begin{align*}&#10;V_{CC}&amp;=I_C R_C+V_{CE}+\left( I_B+I_C\right) R_E\\&#10;&amp;=I_C R_C +V_{CE}+I_E R_E\\&#10;&amp;\approx I_C R_C +V_{CE}+I_C R_E\\&#10;V_{CE}&amp; \approx V_{CC}-I_C\left(R_C+R_E \right)\\&#10;&amp;=12-0.3214 \times 10^{-3}\times \left(5600+820 \right)\\&#10;&amp;=\SI{9.9366}{\volt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821cm" svg:height="5.314cm" svg:x="1.583cm" svg:y="0.926cm">
          <draw:image xlink:href="Pictures/200000020000008A0000010807D1C89B.eps" xlink:type="simple" xlink:show="embed" xlink:actuate="onLoad">
            <text:p/>
          </draw:image>
        </draw:frame>
        <draw:frame draw:style-name="gr2" draw:text-style-name="P1" draw:layer="layout" svg:width="0.739cm" svg:height="0.365cm" svg:x="3.874cm" svg:y="0.527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538cm" svg:height="0.365cm" svg:x="0.818cm" svg:y="4.779cm">
          <draw:image xlink:href="Pictures/20000001000001C10000013114D08964.svm" xlink:type="simple" xlink:show="embed" xlink:actuate="onLoad">
            <text:p/>
          </draw:image>
        </draw:frame>
        <draw:frame draw:style-name="gr4" draw:text-style-name="P1" draw:layer="layout" svg:width="0.618cm" svg:height="0.36cm" svg:x="2.594cm" svg:y="2.627cm">
          <draw:image xlink:href="Pictures/20000001000002040000012D28B92299.svm" xlink:type="simple" xlink:show="embed" xlink:actuate="onLoad">
            <text:p/>
          </draw:image>
        </draw:frame>
        <draw:frame draw:style-name="gr5" draw:text-style-name="P1" draw:layer="layout" svg:width="0.552cm" svg:height="0.36cm" svg:x="4.686cm" svg:y="1.739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557cm" svg:height="0.355cm" svg:x="4.514cm" svg:y="4.652cm">
          <draw:image xlink:href="Pictures/20000001000001D100000129A37F3893.svm" xlink:type="simple" xlink:show="embed" xlink:actuate="onLoad">
            <text:p/>
          </draw:image>
        </draw:frame>
        <draw:frame draw:style-name="gr7" draw:text-style-name="P1" draw:layer="layout" svg:width="1.186cm" svg:height="0.304cm" svg:x="2.214cm" svg:y="3.09cm">
          <draw:image xlink:href="Pictures/20000001000003DD000000FE577FBD34.svm" xlink:type="simple" xlink:show="embed" xlink:actuate="onLoad">
            <text:p/>
          </draw:image>
        </draw:frame>
        <draw:frame draw:style-name="gr8" draw:text-style-name="P1" draw:layer="layout" svg:width="1.535cm" svg:height="0.299cm" svg:x="0.434cm" svg:y="5.284cm">
          <draw:image xlink:href="Pictures/2000000100000500000000FA71312BE7.svm" xlink:type="simple" xlink:show="embed" xlink:actuate="onLoad">
            <text:p/>
          </draw:image>
        </draw:frame>
        <draw:frame draw:style-name="gr9" draw:text-style-name="P1" draw:layer="layout" svg:width="1.099cm" svg:height="0.304cm" svg:x="4.487cm" svg:y="2.164cm">
          <draw:image xlink:href="Pictures/2000000100000395000000FE570F4F4C.svm" xlink:type="simple" xlink:show="embed" xlink:actuate="onLoad">
            <text:p/>
          </draw:image>
        </draw:frame>
        <draw:frame draw:style-name="gr10" draw:text-style-name="P1" draw:layer="layout" svg:width="0.978cm" svg:height="0.304cm" svg:x="4.435cm" svg:y="5.075cm">
          <draw:image xlink:href="Pictures/2000000100000330000000FE0C932B66.svm" xlink:type="simple" xlink:show="embed" xlink:actuate="onLoad">
            <text:p/>
          </draw:image>
        </draw:frame>
        <draw:frame draw:style-name="gr11" draw:text-style-name="P1" draw:layer="layout" svg:width="1.216cm" svg:height="0.385cm" svg:x="4.391cm" svg:y="3.409cm">
          <draw:image xlink:href="Pictures/20000001000003F600000142F9872519.svm" xlink:type="simple" xlink:show="embed" xlink:actuate="onLoad">
            <text:p/>
          </draw:image>
        </draw:frame>
        <draw:frame draw:style-name="gr12" draw:text-style-name="P1" draw:layer="layout" svg:width="4.351cm" svg:height="2.709cm" svg:x="7.949cm" svg:y="0.391cm">
          <draw:image xlink:href="Pictures/200000010000154000000D3B29EB24C4.svm" xlink:type="simple" xlink:show="embed" xlink:actuate="onLoad">
            <text:p/>
          </draw:image>
        </draw:frame>
        <draw:frame draw:style-name="gr13" draw:text-style-name="P1" draw:layer="layout" svg:width="5.077cm" svg:height="2.354cm" svg:x="7.28cm" svg:y="3.822cm">
          <draw:image xlink:href="Pictures/20000001000018CB00000B80AD969C8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954cm" fo:page-height="6.6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2T15:26:59</dc:date>
    <dc:creator>kkk </dc:creator>
    <meta:editing-duration>PT20M26S</meta:editing-duration>
    <meta:editing-cycles>7</meta:editing-cycles>
    <meta:generator>LibreOffice/3.3$Linux LibreOffice_project/330m19$Build-401</meta:generator>
    <meta:document-statistic meta:object-count="13"/>
  </office:meta>
</office:document-meta>
</file>